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UENTES TELLO, LUC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BANC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UENTES TELLO, LUC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FRANCES ROJO (PAVIPOLLOS)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REDES ESTREL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0:37:4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